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78cm" svg:height="1.027cm" draw:transform="rotate (-1.62420340190592) translate (6.95625332401741cm 3.0781328331483cm)" svg:viewBox="0 0 4579 1028" svg:d="M323 1028c240-5 1092-181 2208-218 1117-35 1530-23 2038-150 79-48-320-703-481-658-279 78-752 165-1661 192-909 30-2017 96-2299 141-283 47-43 700 195 693z">
          <text:p/>
        </draw:path>
        <draw:path draw:style-name="gr1" draw:text-style-name="P1" draw:layer="layout" svg:width="4.745cm" svg:height="2.914cm" draw:transform="skewX (-0.000174532925199436) rotate (-1.55247036964896) translate (6.11979190983259cm 3.27400540367419cm)" svg:viewBox="0 0 4746 2915" svg:d="M189 2795c411 25 1143 54 2443 114 1300 61 2218-353 2105-1373s-327-1226-408-1400c-80-174-801-209-758 63 142 301 327 645 392 1272 65 628-710 833-1673 811-963-24-1863-165-2153-194-184-19-198 691 52 707z">
          <text:p/>
        </draw:path>
        <draw:path draw:style-name="gr1" draw:text-style-name="P1" draw:layer="layout" svg:width="0.903cm" svg:height="0.661cm" draw:transform="skewX (0.00244346095279204) rotate (-2.1556561591382) translate (4.16264033261699cm 3.40735618810029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6.7426577737704cm 3.199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6.6218244404371cm 6.95444843716568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597) rotate (-2.15652882376419) translate (6.8688736382087cm 7.214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1.741cm" svg:height="1.715cm" svg:x="4.156cm" svg:y="1.4cm" svg:viewBox="0 0 1742 1716" svg:d="M863 1217c305 28 507-91 465-289s-182-446-444-441-419 131-477 333 151 369 456 397zM1741 769c21 456-277 892-915 942s-856-322-823-784 457-873 932-923c474-49 785 309 806 76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24:03.525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7"/>
  </office:meta>
</office:document-meta>
</file>